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color="#ff0000" officeooo:rsid="000bfddc" officeooo:paragraph-rsid="000bfddc"/>
    </style:style>
    <style:style style:name="P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color="#ff0000" officeooo:rsid="000ce3ef" officeooo:paragraph-rsid="000ce3ef"/>
    </style:style>
    <style:style style:name="P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style:use-window-font-color="true" officeooo:rsid="000f1a28" officeooo:paragraph-rsid="000f1a28"/>
    </style:style>
    <style:style style:name="P4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0bfddc" officeooo:paragraph-rsid="000bfddc" fo:background-color="#ffffff" style:font-name-asian="Times1" style:font-size-asian="12pt" style:font-style-asian="normal" style:font-weight-asian="normal" style:font-name-complex="Times1" style:font-size-complex="12pt"/>
    </style:style>
    <style:style style:name="P5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0ce3ef" officeooo:paragraph-rsid="000ce3ef" fo:background-color="#ffffff" style:font-name-asian="Times1" style:font-size-asian="12pt" style:font-style-asian="normal" style:font-weight-asian="normal" style:font-name-complex="Times1" style:font-size-complex="12pt"/>
    </style:style>
    <style:style style:name="P6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7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0d6dc7" officeooo:paragraph-rsid="000d6dc7" fo:background-color="#ffffff" style:font-name-asian="Times1" style:font-size-asian="12pt" style:font-style-asian="normal" style:font-weight-asian="normal" style:font-name-complex="Times1" style:font-size-complex="12pt"/>
    </style:style>
    <style:style style:name="P8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0f1a28" officeooo:paragraph-rsid="000f1a28" fo:background-color="#ffffff" style:font-name-asian="Times1" style:font-size-asian="12pt" style:font-style-asian="normal" style:font-weight-asian="normal" style:font-name-complex="Times1" style:font-size-complex="12pt"/>
    </style:style>
    <style:style style:name="P9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10d2f6" officeooo:paragraph-rsid="0010d2f6" fo:background-color="#ffffff" style:font-name-asian="Times1" style:font-size-asian="12pt" style:font-style-asian="normal" style:font-weight-asian="normal" style:font-name-complex="Times1" style:font-size-complex="12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style:use-window-font-color="true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style:use-window-font-color="true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4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reak-before="page" fo:background-color="#ffffff" fo:padding="0cm" fo:border="none" fo:keep-with-next="auto"/>
      <style:text-properties fo:font-variant="normal" fo:text-transform="none" style:use-window-font-color="true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5" style:family="paragraph" style:parent-style-name="Standard" style:master-pag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style:page-number="1" fo:background-color="#ffffff" fo:padding="0cm" fo:border="none" fo:keep-with-next="auto"/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6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style:use-window-font-color="true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P17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style:use-window-font-color="true" style:text-line-through-style="none" style:text-line-through-type="none" style:text-position="0% 100%" style:font-name="Times" fo:font-size="12pt" fo:font-style="normal" style:text-underline-style="none" fo:font-weight="normal" officeooo:paragraph-rsid="0015f72d" fo:background-color="#ffffff" style:font-name-asian="Times1" style:font-size-asian="12pt" style:font-style-asian="normal" style:font-weight-asian="normal" style:font-name-complex="Times1" style:font-size-complex="12pt"/>
    </style:style>
    <style:style style:name="P18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style:use-window-font-color="true" style:text-line-through-style="none" style:text-line-through-type="none" style:text-position="0% 100%" style:font-name="Times" fo:font-size="12pt" fo:font-style="normal" style:text-underline-style="none" fo:font-weight="normal" officeooo:rsid="001858e7" fo:background-color="#ffffff" style:font-name-asian="Times1" style:font-size-asian="12pt" style:font-style-asian="normal" style:font-weight-asian="normal" style:font-name-complex="Times1" style:font-size-complex="12pt"/>
    </style:style>
    <style:style style:name="P19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15bb11" officeooo:paragraph-rsid="0015bb11" fo:background-color="#ffffff" style:font-name-asian="Times1" style:font-size-asian="12pt" style:font-style-asian="normal" style:font-weight-asian="normal" style:font-name-complex="Times1" style:font-size-complex="12pt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0bfddc" officeooo:paragraph-rsid="000bfddc" fo:background-color="#ffffff" style:font-name-asian="Times1" style:font-size-asian="12pt" style:font-style-asian="normal" style:font-weight-asian="normal" style:font-name-complex="Times1" style:font-size-complex="12pt"/>
    </style:style>
    <style:style style:name="P21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0d6dc7" officeooo:paragraph-rsid="000d6dc7" fo:background-color="#ffffff" style:font-name-asian="Times1" style:font-size-asian="12pt" style:font-style-asian="normal" style:font-weight-asian="normal" style:font-name-complex="Times1" style:font-size-complex="12pt"/>
    </style:style>
    <style:style style:name="P22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0d6dc7" officeooo:paragraph-rsid="0015bb11" fo:background-color="#ffffff" style:font-name-asian="Times1" style:font-size-asian="12pt" style:font-style-asian="normal" style:font-weight-asian="normal" style:font-name-complex="Times1" style:font-size-complex="12pt"/>
    </style:style>
    <style:style style:name="P23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paragraph-rsid="0015bb11" fo:background-color="#ffffff" style:font-name-asian="Times1" style:font-size-asian="12pt" style:font-style-asian="normal" style:font-weight-asian="normal" style:font-name-complex="Times1" style:font-size-complex="12pt"/>
    </style:style>
    <style:style style:name="P24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17ec66" officeooo:paragraph-rsid="0017ec66" fo:background-color="#ffffff" style:font-name-asian="Times1" style:font-size-asian="12pt" style:font-style-asian="normal" style:font-weight-asian="normal" style:font-name-complex="Times1" style:font-size-complex="12pt"/>
    </style:style>
    <style:style style:name="P25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1a4041" officeooo:paragraph-rsid="001a4041" fo:background-color="#ffffff" style:font-name-asian="Times1" style:font-size-asian="12pt" style:font-style-asian="normal" style:font-weight-asian="normal" style:font-name-complex="Times1" style:font-size-complex="12pt"/>
    </style:style>
    <style:style style:name="P26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1a7ec6" officeooo:paragraph-rsid="001a7ec6" fo:background-color="#ffffff" style:font-name-asian="Times1" style:font-size-asian="12pt" style:font-style-asian="normal" style:font-weight-asian="normal" style:font-name-complex="Times1" style:font-size-complex="12pt"/>
    </style:style>
    <style:style style:name="P27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230745" officeooo:paragraph-rsid="00230745" fo:background-color="#ffffff" style:font-name-asian="Times1" style:font-size-asian="12pt" style:font-style-asian="normal" style:font-weight-asian="normal" style:font-name-complex="Times1" style:font-size-complex="12pt"/>
    </style:style>
    <style:style style:name="P28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orphans="0" fo:widows="0" fo:text-indent="0cm" style:auto-text-indent="false" fo:background-color="#ffffff" fo:padding="0cm" fo:border="none"/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officeooo:rsid="0023916a" officeooo:paragraph-rsid="0023916a" fo:background-color="#ffffff" style:font-name-asian="Times1" style:font-size-asian="12pt" style:font-style-asian="normal" style:font-weight-asian="normal" style:font-name-complex="Times1" style:font-size-complex="12pt"/>
    </style:style>
    <style:style style:name="P29" style:family="paragraph" style:parent-style-name="Standard">
      <loext:graphic-properties draw:fill="solid" draw:fill-color="#ffffff"/>
      <style:paragraph-properties fo:margin-left="0cm" fo:margin-right="0cm" fo:margin-top="0cm" fo:margin-bottom="0.176cm" loext:contextual-spacing="false" fo:line-height="115%" fo:text-align="start" style:justify-single-word="false" fo:keep-together="auto" fo:orphans="0" fo:widows="0" fo:text-indent="0cm" style:auto-text-indent="false" fo:background-color="#ffffff" fo:padding="0cm" fo:border="none" fo:keep-with-next="auto"/>
      <style:text-properties fo:font-variant="normal" fo:text-transform="none" style:use-window-font-color="true" style:text-line-through-style="none" style:text-line-through-type="none" style:text-position="0% 100%" style:font-name="Times" fo:font-size="12pt" fo:font-style="normal" style:text-underline-style="none" fo:font-weight="normal" fo:background-color="#ffffff" style:font-name-asian="Times1" style:font-size-asian="12pt" style:font-style-asian="normal" style:font-weight-asian="normal" style:font-name-complex="Times1" style:font-size-complex="12pt"/>
    </style:style>
    <style:style style:name="T1" style:family="text">
      <style:text-properties fo:font-variant="normal" fo:text-transform="none" fo:color="#298ae5" style:text-line-through-style="none" style:text-line-through-type="none" style:text-position="0% 100%" style:font-name="Times" fo:font-size="12pt" fo:font-style="normal" style:text-underline-style="none" fo:font-weight="normal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" fo:font-size="12pt" fo:font-style="normal" style:text-underline-style="none" fo:font-weight="normal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" fo:font-size="12pt" fo:font-style="normal" style:text-underline-style="none" fo:font-weight="normal" fo:background-color="transparent" loext:char-shading-value="0" style:font-name-asian="Times1" style:font-size-asian="12pt" style:font-style-asian="normal" style:font-weight-asian="normal" style:font-name-complex="Times1" style:font-size-complex="12pt"/>
    </style:style>
    <style:style style:name="T4" style:family="text">
      <style:text-properties fo:font-variant="normal" fo:text-transform="none" fo:color="#ff0000" style:text-line-through-style="none" style:text-line-through-type="none" style:text-position="0% 100%" style:font-name="Times" fo:font-size="12pt" fo:font-style="normal" style:text-underline-style="none" fo:font-weight="normal" fo:background-color="#ffffff" loext:char-shading-value="0" style:font-name-asian="Times1" style:font-size-asian="12pt" style:font-style-asian="normal" style:font-weight-asian="normal" style:font-name-complex="Times1" style:font-size-complex="12pt"/>
    </style:style>
    <style:style style:name="T5" style:family="text">
      <style:text-properties officeooo:rsid="0015bb11"/>
    </style:style>
    <style:style style:name="T6" style:family="text">
      <style:text-properties officeooo:rsid="000bfddc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officeooo:rsid="0015bb11"/>
    </style:style>
    <style:style style:name="T9" style:family="text">
      <style:text-properties fo:color="#ff0000" officeooo:rsid="0015f72d"/>
    </style:style>
    <style:style style:name="T10" style:family="text">
      <style:text-properties officeooo:rsid="0010d2f6"/>
    </style:style>
    <style:style style:name="T11" style:family="text">
      <style:text-properties officeooo:rsid="0015f72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{</text:p>
      <text:p text:style-name="P12">'address': {</text:p>
      <text:p text:style-name="P12">'building': '1007',</text:p>
      <text:p text:style-name="P12">'coord': [ ­73.856077, 40.848447 ],</text:p>
      <text:p text:style-name="P12">'street': 'Morris Park Ave',</text:p>
      <text:p text:style-name="P12">'zipcode': '10462'</text:p>
      <text:p text:style-name="P12">},</text:p>
      <text:p text:style-name="P12">'borough': 'Bronx',</text:p>
      <text:p text:style-name="P12">'cuisine': 'Bakery',</text:p>
      <text:p text:style-name="P12">'grades': [</text:p>
      <text:p text:style-name="P12">{ 'date': { '$date': 1393804800000 }, 'grade': 'A', 'score': 2 },</text:p>
      <text:p text:style-name="P12">{ 'date': { '$date': 1378857600000 }, 'grade': 'A', 'score': 6 },</text:p>
      <text:p text:style-name="P12">{ 'date': { '$date': 1358985600000 }, 'grade': 'A', 'score': 10 },</text:p>
      <text:p text:style-name="P12">{ 'date': { '$date': 1322006400000 }, 'grade': 'A', 'score': 9 },</text:p>
      <text:p text:style-name="P12">{ 'date': { '$date': 1299715200000 }, 'grade': 'B', 'score': 14 }</text:p>
      <text:p text:style-name="P12">],</text:p>
      <text:p text:style-name="P12">'name': 'Morris Park Bake Shop',</text:p>
      <text:p text:style-name="P12">'restaurant_id': '30075445'</text:p>
      <text:p text:style-name="P12">}</text:p>
      <text:p text:style-name="P13">1. Write a MongoDB query to display all the documents in the collection restaurants.</text:p>
      <text:p text:style-name="P19">db.getCollection('restaurants').find({})</text:p>
      <text:p text:style-name="P13">2. Write a MongoDB query to display the fields restaurant_id, borough and cuisine, but</text:p>
      <text:p text:style-name="P13">exclude the field _id and name for all the documents in the collection restaurant.</text:p>
      <text:p text:style-name="P1"><text:span text:style-name="T3">db.getCollection('Restaurant').find({},{restaurant_id:1,borough:1,cuisine:1,_id:0})</text:span><text:span text:style-name="T2"><text:tab/></text:span></text:p>
      <text:p text:style-name="P13">3.Write a MongoDB query to find the number of restaurant which is in the borough Abc.</text:p>
      <text:p text:style-name="P4">db.getCollection('Restaurant').find({borough:’Bronx’},{}).limit(4)</text:p>
      <text:p text:style-name="P14">4. Write a MongoDB query to display the first 4 restaurant which is in the borough</text:p>
      <text:p text:style-name="P13">Bronx.</text:p>
      <text:p text:style-name="P4">db.getCollection('Restaurant').find({borough:’Bronx’},{}).limit(<text:span text:style-name="T5">4</text:span>)</text:p>
      <text:p text:style-name="P13">5. Write a MongoDB query to display the next 3 restaurants after skipping first 4 which</text:p>
      <text:p text:style-name="P13">are in the borough Bronx.</text:p>
      <text:p text:style-name="P4">db.getCollection('Restaurant').find({borough:'Bronx'},{}).skip(<text:span text:style-name="T5">4</text:span>).limit(<text:span text:style-name="T5">3</text:span>)</text:p>
      <text:p text:style-name="P13">6. Write a MongoDB query to find the restaurants that achieved a score, less than 40</text:p>
      <text:p text:style-name="P13">but more than 10.</text:p>
      <text:p text:style-name="P4">db.getCollection('Restaurant').find({'grades.score':{$gt:10,$lt:40}},{})</text:p>
      <text:p text:style-name="P13">7.Write a MongoDB query to find the restaurants which locates in latitude value greater</text:p>
      <text:p text:style-name="P13">than ­95.754168</text:p>
      <text:p text:style-name="P19">db.getCollection('restaurants').find({'coord.0':{$gt:'95.754168'}}<text:span text:style-name="T6">,{}</text:span>)</text:p>
      <text:p text:style-name="P6"/>
      <text:p text:style-name="P13">8. Write a MongoDB query to find the restaurants that does not prepare any cuisine of</text:p>
      <text:p text:style-name="P13">'American' and their grade score more than 70 and longitude less than ­65.754168.</text:p>
      <text:p text:style-name="P10"/>
      <text:p text:style-name="P5">db.getCollection('Restaurant').find(</text:p>
      <text:p text:style-name="P5"><text:s text:c="23"/>{$and:[</text:p>
      <text:p text:style-name="P5"><text:s text:c="32"/>{'cuisine' : {$ne :'American '}},</text:p>
      <text:p text:style-name="P5"><text:s text:c="32"/>{'grades.score' : {$gt : 70}},</text:p>
      <text:p text:style-name="P2"><text:span text:style-name="T1"><text:s text:c="8"/></text:span><text:span text:style-name="T2"><text:s text:c="15"/>]})</text:span></text:p>
      <text:p text:style-name="P13">9. Write a MongoDB query to find the restaurants which does not prepare any cuisine of</text:p>
      <text:p text:style-name="P13">'American ' and achieved a grade point 'A' not belongs to the borough Brooklyn. The</text:p>
      <text:p text:style-name="P13">document must be displayed according to the cuisine in descending order.</text:p>
      <text:p text:style-name="P7">db.getCollection('Restaurant').find(</text:p>
      <text:p text:style-name="P7"><text:s text:c="23"/>{$and:[</text:p>
      <text:p text:style-name="P7"><text:s text:c="32"/>{'cuisine' : {$ne :'American '}},</text:p>
      <text:p text:style-name="P7"><text:s text:c="32"/>{'grades.grade' : {$eq : 'A'}},</text:p>
      <text:p text:style-name="P7"><text:s text:c="32"/>{'borough':{$ne:'Brooklyn'}}</text:p>
      <text:p text:style-name="P7"><text:s text:c="23"/>]}).sort({cuisine:-1})</text:p>
      <text:p text:style-name="P13"><text:soft-page-break/>10.Write a MongoDB query to find the restaurants which does not prepare any cuisine</text:p>
      <text:p text:style-name="P13">of 'American' and achieved a score more than 70 and not located in the longitude less</text:p>
      <text:p text:style-name="P13">than ­65.754168. Note : Do this query without using $and operator.</text:p>
      <text:p text:style-name="P7">db.getCollection('Restaurant').find(</text:p>
      <text:p text:style-name="P7"><text:s text:c="36"/>{</text:p>
      <text:p text:style-name="P7"><text:s text:c="40"/>'cuisine' : {$ne :'American'},</text:p>
      <text:p text:style-name="P22"><text:tab/><text:tab/><text:tab/> <text:s text:c="3"/><text:span text:style-name="T5">'coord.0':{$lt:'65.754168'},</text:span></text:p>
      <text:p text:style-name="P7"><text:s text:c="40"/>'grades.score' : {$gt : 70}</text:p>
      <text:p text:style-name="P7"><text:s text:c="36"/>}</text:p>
      <text:p text:style-name="P7"><text:s text:c="35"/>)</text:p>
      <text:p text:style-name="P13">11. Write a MongoDB query to find the restaurant Id, name, borough and cuisine for</text:p>
      <text:p text:style-name="P13">those restaurants which contains 'Wil' as first three letters for its name.</text:p>
      <text:p text:style-name="P8">db.Restaurant.find(</text:p>
      <text:p text:style-name="P8">{name:{$regex : 'Wil.*'}},</text:p>
      <text:p text:style-name="P8">{</text:p>
      <text:p text:style-name="P8">'restaurant_id' : 1,</text:p>
      <text:p text:style-name="P8">'name':1,'borough':1,</text:p>
      <text:p text:style-name="P8">'cuisine' :1</text:p>
      <text:p text:style-name="P8">}</text:p>
      <text:p text:style-name="P3"><text:span text:style-name="T4">); </text:span><text:span text:style-name="T1"><text:s text:c="5"/></text:span></text:p>
      <text:p text:style-name="P13">12. Write a MongoDB query to find the restaurant Id, name and grades for those</text:p>
      <text:p text:style-name="P13">restaurants which achieved a grade of 'A' and scored 11 on an ISODate '2014­08­</text:p>
      <text:p text:style-name="P13">11T00:00:00Z' among many of survey dates..</text:p>
      <text:p text:style-name="P9">db.restaurants.find( </text:p>
      <text:p text:style-name="P9"><text:s text:c="16"/>{</text:p>
      <text:p text:style-name="P9"><text:s text:c="17"/>'grades.date': ISODate('2014-08-11T00:00:00Z'), </text:p>
      <text:p text:style-name="P9"><text:s text:c="17"/>'grades.grade':'A' , </text:p>
      <text:p text:style-name="P9"><text:s text:c="17"/>'grades.score' : 11</text:p>
      <text:p text:style-name="P9"><text:s text:c="16"/>}, </text:p>
      <text:p text:style-name="P9"><text:s text:c="16"/>{'restaurant_id' : 1,'name':1,'grades':1}</text:p>
      <text:p text:style-name="P23"><text:soft-page-break/><text:span text:style-name="T10"><text:s text:c="13"/>);</text:span></text:p>
      <text:p text:style-name="P23"><text:span text:style-name="T7"/></text:p>
      <text:p text:style-name="P23"><text:span text:style-name="T7">13. Write a MongoDB query to arranged the name of the cuisine in descending order</text:span></text:p>
      <text:p text:style-name="P13">and for those same cuisine borough should be in ascending order.</text:p>
      <text:p text:style-name="P9">db.getCollection('Restaurant').find({}).sort(</text:p>
      <text:p text:style-name="P9"><text:s text:c="27"/>{'cuisine':1,'borough' : -1}</text:p>
      <text:p text:style-name="P9"><text:s text:c="26"/>);</text:p>
      <text:p text:style-name="P13">14. Write a MongoDB query to know whether all the addresses contains the street or</text:p>
      <text:p text:style-name="P13"><text:s text:c="6"/>not.</text:p>
      <text:p text:style-name="P17"><text:span text:style-name="T9">db.getCollection('restaurants').find({'address.street':{$exists:true}},{address:1,_id:0})</text:span><text:tab/></text:p>
      <text:p text:style-name="P11"/>
      <text:p text:style-name="P13">15.Write a MongoDB query which will select the restaurant Id, name and grades for</text:p>
      <text:p text:style-name="P13">those restaurants which returns 0 as a remainder after dividing the score by 5.</text:p>
      <text:p text:style-name="P24">db.getCollection('restaurants').find(</text:p>
      <text:p text:style-name="P24">{'grades.score':{$mod:[5,0]}},</text:p>
      <text:p text:style-name="P24">{restaurant_id:1,name:1,grades:1,_id:0})</text:p>
      <text:p text:style-name="P11"/>
      <text:p text:style-name="P13">16. Write a mongo db query that returns cuisine wise restaurants.</text:p>
      <text:p text:style-name="P24">db.getCollection('restaurants').find(</text:p>
      <text:p text:style-name="P24">{},</text:p>
      <text:p text:style-name="P24">{cuisine:1,_id:0})</text:p>
      <text:p text:style-name="P18"/>
      <text:p text:style-name="P13">17. Write a mongoDb query for calculating cuisine wise total and average budget(2</text:p>
      <text:p text:style-name="P13">queries..one for total and one for average).</text:p>
      <text:p text:style-name="P11"/>
      <text:p text:style-name="P11"/>
      <text:p text:style-name="P13">18. Write a mongodb query to get all the restaurants that has maximum revenue in their</text:p>
      <text:p text:style-name="P13">cuisine.</text:p>
      <text:p text:style-name="P11"/>
      <text:p text:style-name="P11"/>
      <text:p text:style-name="P13"><text:soft-page-break/>19. Write a mongodb query to update to change the score to 60 where the score is 6.</text:p>
      <text:p text:style-name="P25">db.restaurants.updateMany(</text:p>
      <text:p text:style-name="P25">{</text:p>
      <text:p text:style-name="P25"><text:s text:c="3"/>'grades.score':7.0</text:p>
      <text:p text:style-name="P25">},</text:p>
      <text:p text:style-name="P25">{</text:p>
      <text:p text:style-name="P25"><text:s text:c="3"/>$set:</text:p>
      <text:p text:style-name="P25"><text:s text:c="6"/>{</text:p>
      <text:p text:style-name="P25"><text:s text:c="7"/>'grades.$.score':60</text:p>
      <text:p text:style-name="P25"><text:s text:c="6"/>} </text:p>
      <text:p text:style-name="P25">},</text:p>
      <text:p text:style-name="P25">false,</text:p>
      <text:p text:style-name="P25">true</text:p>
      <text:p text:style-name="P25">)</text:p>
      <text:p text:style-name="P13">20. Create a seperate collection which includes restaurant id and revenue .Update</text:p>
      <text:p text:style-name="P13">revenue from that collection into this.</text:p>
      <text:p text:style-name="P26"/>
      <text:p text:style-name="P11"/>
      <text:p text:style-name="P13">21. Copy this collection to a different database named test and collection name copy</text:p>
      <text:p text:style-name="P13">and drop the current database.</text:p>
      <text:p text:style-name="P26">db.restaurants.find().forEach(function(d){ db.getSiblingDB('Test')['copy'].insert(d); });</text:p>
      <text:p text:style-name="P27">db.dropDatabase();</text:p>
      <text:p text:style-name="P27"/>
      <text:p text:style-name="P13">22. Backup the earlier database and restore it in another one.</text:p>
      <text:p text:style-name="P28">mongodump -d learning -o ~/Desktop</text:p>
      <text:p text:style-name="P28">mongorestore ~/Desktop/learning</text:p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Times1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IN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background-color="#ffffff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9T16:56:15.506118050</dc:date>
    <meta:editing-duration>PT3H11M2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5" meta:paragraph-count="129" meta:word-count="693" meta:character-count="5702" meta:non-whitespace-character-count="4488"/>
  </office:meta>
</office:document-meta>
</file>